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67cm" fo:margin-left="0cm" fo:margin-right="-0.012cm" table:align="margins"/>
    </style:style>
    <style:style style:name="Tabelle3.A" style:family="table-column">
      <style:table-column-properties style:column-width="4.957cm" style:rel-column-width="19144*"/>
    </style:style>
    <style:style style:name="Tabelle3.B" style:family="table-column">
      <style:table-column-properties style:column-width="1.893cm" style:rel-column-width="7310*"/>
    </style:style>
    <style:style style:name="Tabelle3.C" style:family="table-column">
      <style:table-column-properties style:column-width="2.992cm" style:rel-column-width="11554*"/>
    </style:style>
    <style:style style:name="Tabelle3.D" style:family="table-column">
      <style:table-column-properties style:column-width="3.388cm" style:rel-column-width="13087*"/>
    </style:style>
    <style:style style:name="Tabelle3.E" style:family="table-column">
      <style:table-column-properties style:column-width="3.738cm" style:rel-column-width="14440*"/>
    </style:style>
    <style:style style:name="Tabelle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e6e6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language="en" fo:country="US"/>
    </style:style>
    <style:style style:name="P5" style:family="paragraph" style:parent-style-name="Table_20_Contents">
      <style:paragraph-properties fo:text-align="justify" style:justify-single-word="false"/>
      <style:text-properties fo:color="#2a00ff" style:font-name="Consolas" fo:font-size="10pt" fo:language="en" fo:country="US" style:font-name-asian="Consolas" style:font-size-asian="10pt" style:font-name-complex="Consolas" style:font-size-complex="10pt"/>
    </style:style>
    <style:style style:name="P6" style:family="paragraph" style:parent-style-name="Table_20_Contents">
      <style:text-properties fo:color="#000000" style:font-name="Courier New" fo:font-size="10pt" fo:language="en" fo:country="US" style:font-size-asian="10pt" style:font-size-complex="10pt"/>
    </style:style>
    <style:style style:name="P7" style:family="paragraph" style:parent-style-name="Table_20_Contents">
      <style:text-properties fo:color="#000000" style:font-name="Courier New" fo:font-size="10pt" fo:language="en" fo:country="US" style:font-name-asian="Consolas" style:font-size-asian="10pt" style:font-name-complex="Consolas" style:font-size-complex="10pt"/>
    </style:style>
    <style:style style:name="P8" style:family="paragraph" style:parent-style-name="Table_20_Contents">
      <style:text-properties fo:color="#000000" style:font-name="Courier New" fo:font-size="10pt" style:font-size-asian="10pt" style:font-size-complex="10pt"/>
    </style:style>
    <style:style style:name="P9" style:family="paragraph" style:parent-style-name="Heading_20_5">
      <style:paragraph-properties fo:text-align="justify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10" style:family="paragraph" style:parent-style-name="Heading_20_5">
      <style:text-properties fo:color="#000000" style:font-name="Courier New" fo:font-size="10pt" fo:language="en" fo:country="US" style:font-size-asian="10pt" style:font-size-complex="10pt"/>
    </style:style>
    <style:style style:name="P11" style:family="paragraph" style:parent-style-name="Heading_20_5">
      <style:text-properties fo:color="#000000" style:font-name="Courier New" fo:font-size="10pt" style:font-size-asian="10pt" style:font-size-complex="10pt"/>
    </style:style>
    <style:style style:name="P12" style:family="paragraph" style:parent-style-name="Table_20__28_user_29_">
      <style:text-properties fo:language="en" fo:country="US"/>
    </style:style>
    <style:style style:name="P13" style:family="paragraph" style:parent-style-name="Text_20_body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Courier New" fo:font-size="10pt" fo:language="en" fo:country="US" style:font-name-asian="Consolas" style:font-size-asian="10pt" style:font-name-complex="Consolas" style:font-size-complex="10pt"/>
    </style:style>
    <style:style style:name="P19" style:family="paragraph" style:parent-style-name="Text_20_body">
      <style:text-properties fo:color="#000000" style:font-name="Courier New" fo:font-size="10p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P21" style:family="paragraph" style:parent-style-name="Text_20_body">
      <style:text-properties fo:color="#000000" style:font-name="Times New Roman" fo:language="en" fo:country="US" style:font-name-asian="Consolas" style:font-name-complex="Consolas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Times New Roman" fo:language="en" fo:country="US" style:font-name-asian="Consolas" style:font-name-complex="Consolas"/>
    </style:style>
    <style:style style:name="P23" style:family="paragraph" style:parent-style-name="Heading_20_1">
      <style:paragraph-properties fo:text-align="justify" style:justify-single-word="false"/>
      <style:text-properties fo:language="en" fo:country="US"/>
    </style:style>
    <style:style style:name="P24" style:family="paragraph" style:parent-style-name="Heading_20_1">
      <style:text-properties fo:color="#000000" style:font-name="Arial" fo:language="en" fo:country="US" style:font-name-asian="Consolas" style:font-name-complex="Consolas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language="en" fo:country="US" style:font-name-asian="Consolas" style:font-name-complex="Consolas"/>
    </style:style>
    <style:style style:name="P26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fo:language="en" fo:country="US" style:font-name-asian="Microsoft YaHei" style:font-name-complex="Mangal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P28" style:family="paragraph" style:parent-style-name="Text_20_body">
      <style:text-properties fo:font-size="12pt" fo:language="en" fo:country="US" style:font-size-asian="12pt" style:font-size-complex="12pt"/>
    </style:style>
    <style:style style:name="P29" style:family="paragraph" style:parent-style-name="Text_20_body">
      <style:paragraph-properties fo:margin-top="0.423cm" fo:margin-bottom="0.212cm"/>
    </style:style>
    <style:style style:name="P30" style:family="paragraph" style:parent-style-name="Text_20_body">
      <style:paragraph-properties fo:margin-top="0.423cm" fo:margin-bottom="0.212cm"/>
      <style:text-properties fo:font-size="12pt" fo:language="en" fo:country="US" style:font-size-asian="12pt" style:font-size-complex="12pt"/>
    </style:style>
    <style:style style:name="P31" style:family="paragraph" style:parent-style-name="Text_20_body">
      <style:paragraph-properties fo:margin-top="0.423cm" fo:margin-bottom="0.212cm" fo:keep-with-next="always"/>
    </style:style>
    <style:style style:name="P32" style:family="paragraph" style:parent-style-name="Heading_20_2">
      <style:text-properties fo:color="#000000" style:font-name="Times New Roman" fo:language="en" fo:country="US" style:font-name-asian="Consolas" style:font-name-complex="Consolas"/>
    </style:style>
    <style:style style:name="P33" style:family="paragraph" style:parent-style-name="Heading_20_2">
      <style:paragraph-properties fo:margin-top="0.423cm" fo:margin-bottom="0.212cm"/>
      <style:text-properties fo:color="#000000" style:font-name="Times New Roman" fo:language="en" fo:country="US" style:font-name-asian="Consolas" style:font-name-complex="Consolas"/>
    </style:style>
    <style:style style:name="P34" style:family="paragraph">
      <style:paragraph-properties style:text-autospace="none"/>
    </style:style>
    <style:style style:name="P35" style:family="paragraph">
      <style:paragraph-properties fo:text-align="justify" style:text-autospace="none"/>
    </style:style>
    <style:style style:name="P36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2a00ff" style:font-name="Consolas" fo:font-size="10pt" fo:language="en" fo:country="US" style:font-name-asian="Consolas" style:font-size-asian="10pt" style:font-name-complex="Consolas" style:font-size-complex="10pt"/>
    </style:style>
    <style:style style:name="T3" style:family="text">
      <style:text-properties fo:color="#2a00ff" style:font-name="Times New Roman" style:font-name-asian="Consolas" style:font-name-complex="Consolas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color="#000000" style:font-name="Times New Roman" fo:language="en" fo:country="US" style:font-name-asian="Consolas" style:font-name-complex="Consolas"/>
    </style:style>
    <style:style style:name="T7" style:family="text"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T8" style:family="text">
      <style:text-properties fo:color="#000000" style:font-name="Consolas1" fo:font-size="10pt" fo:language="en" fo:country="US" style:font-name-asian="Consolas" style:font-size-asian="10pt" style:font-name-complex="Consolas" style:font-size-complex="10pt"/>
    </style:style>
    <style:style style:name="T9" style:family="text">
      <style:text-properties fo:color="#000000" style:font-name="Arial" fo:language="en" fo:country="US" style:font-name-asian="Consolas" style:font-name-complex="Consolas"/>
    </style:style>
    <style:style style:name="T10" style:family="text">
      <style:text-properties fo:color="#000000" style:text-position="super 58%" style:font-name="Times New Roman" fo:font-size="12pt" fo:language="en" fo:country="US" style:font-name-asian="Consolas" style:font-size-asian="12pt" style:font-name-complex="Consolas" style:font-size-complex="12pt"/>
    </style:style>
    <style:style style:name="T11" style:family="text">
      <style:text-properties fo:color="#000000" style:font-name="Courier New" fo:font-size="12pt" fo:language="en" fo:country="US" style:font-name-asian="Consolas" style:font-size-asian="12pt" style:font-name-complex="Consolas" style:font-size-complex="12pt"/>
    </style:style>
    <style:style style:name="T12" style:family="text"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3f5fbf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3f5fb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solid" svg:stroke-color="#000000" draw:fill="none" draw:fill-color="#ffffff" fo:min-height="2.96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bid-service </text:p>
      <text:p text:style-name="P1">manual</text:p>
      <text:p text:style-name="P13"/>
      <text:h text:style-name="P23" text:outline-level="1">Overview</text:h>
      <text:p text:style-name="P14">The project grobid-service is a RESTful service implementation for accessing the grobid system. grobid-service is an open source project under the Apache License 2.0. It comes as a war file for deploying on a web container e.g. tomcat. The project also contains the libraries of grobid-core, doing the extraction work. </text:p>
      <text:p text:style-name="P14"/>
      <text:h text:style-name="P23" text:outline-level="1">Setting up grobid-service</text:h>
      <text:p text:style-name="P15"><text:span text:style-name="T5">For processing an extraction, the library grobid-core needs the trained models being contained in a special file structure. All required files organized in that structure are contained in the project grobid-home and must be downloaded separately. For referring to that folder, grobid-core uses the java system property </text:span><text:span text:style-name="T1">org.grobid.home</text:span><text:span text:style-name="T3">. </text:span><text:span text:style-name="T6">Please set this property to the grobid home folder (GROBID_HOME). If you use tomcat as web container, you can pass system properties for all applications running in tomcat or set them just for specific applications running in tomcat.</text:span></text:p>
      <text:h text:style-name="P32" text:outline-level="2">Set grobid home for all applications</text:h>
      <text:p text:style-name="P20">Pass properties via setting the environment variable CATALINA_OPTS.</text:p>
      <text:p text:style-name="P20"><text:tab/>CATALINA_OPTS= -Dorg.grobid.home=GROBID_HOME</text:p>
      <text:p text:style-name="P20"/>
      <text:p text:style-name="P15"><text:span text:style-name="T6">The grobid-service can be customized via changing the settings in a property file. The property file must have the name </text:span><text:span text:style-name="T8">grobid_service.properties</text:span><text:span text:style-name="T6"> and can also be contained in GROBID_HOME. The grobid-service will resolve the file automatically. If you do not want to store that file in GROBID_HOME, you can also store to a folder of your choice, lets say GROBID_SERVICE_HOME and point the system property named </text:span><text:span text:style-name="T2">org.grobid.service.home </text:span><text:span text:style-name="T6">to that folder. If such a property file is not contained in GROBID_HOME, the system will check the folder GROBID_SERVICE_HOME to detect that file.</text:span></text:p>
      <text:h text:style-name="Heading_20_2" text:outline-level="2">Set <text:span text:style-name="T6">grobid home</text:span><text:span text:style-name="T13"> just for specific applications</text:span></text:h>
      <text:p text:style-name="P28">For setting properties for just specific applications, you have to adopt the web deployment descriptor (web.xml) given in the .war file. Just add the following lines in the file</text:p>
      <text:p text:style-name="P28"><draw:frame text:anchor-type="paragraph" draw:z-index="1" draw:style-name="gr1" svg:width="16.987cm" svg:height="3.717cm" svg:x="0.019cm" svg:y="0.369cm"><draw:text-box><text:p text:style-name="P34"><text:span text:style-name="T15">&lt;</text:span><text:span text:style-name="T16">web-app</text:span><text:span text:style-name="T15">&gt;</text:span></text:p><text:p text:style-name="P34"><text:span text:style-name="T15"><text:tab/></text:span><text:span text:style-name="T15">...</text:span></text:p><text:p text:style-name="P34"><text:span text:style-name="T15"><text:tab/></text:span><text:span text:style-name="T15">&lt;</text:span><text:span text:style-name="T16">env-entry</text:span><text:span text:style-name="T15">&gt;</text:span></text:p><text:p text:style-name="P34"><text:span text:style-name="T17"><text:tab/></text:span><text:span text:style-name="T17"> <text:s/></text:span><text:span text:style-name="T15">&lt;</text:span><text:span text:style-name="T16">env-entry-name</text:span><text:span text:style-name="T15">&gt;</text:span><text:span text:style-name="T17">org.grobid.service.home</text:span><text:span text:style-name="T15">&lt;/</text:span><text:span text:style-name="T16">env-entry-name</text:span><text:span text:style-name="T15">&gt;</text:span></text:p><text:p text:style-name="P34"><text:span text:style-name="T17"><text:tab/></text:span><text:span text:style-name="T17"> <text:s/></text:span><text:span text:style-name="T18">&lt;!-- Enter path to the </text:span><text:span text:style-name="T19">grobid</text:span><text:span text:style-name="T18"> service home folder <text:s/>--&gt;</text:span></text:p><text:p text:style-name="P35"><text:span text:style-name="T17"><text:tab/></text:span><text:span text:style-name="T17"> <text:s/></text:span><text:span text:style-name="T15">&lt;</text:span><text:span text:style-name="T16">env-entry-value</text:span><text:span text:style-name="T15">&gt;</text:span><text:span text:style-name="T17">GROBID_SERVICE_HOME</text:span><text:span text:style-name="T15">&lt;/</text:span><text:span text:style-name="T16">env-entry-value</text:span><text:span text:style-name="T15">&gt;</text:span></text:p><text:p text:style-name="P34"><text:span text:style-name="T17"><text:tab/></text:span><text:span text:style-name="T17"> <text:s/></text:span><text:span text:style-name="T15">&lt;</text:span><text:span text:style-name="T16">env-entry-type</text:span><text:span text:style-name="T15">&gt;</text:span><text:span text:style-name="T17">java.lang.String</text:span><text:span text:style-name="T15">&lt;/</text:span><text:span text:style-name="T16">env-entry-type</text:span><text:span text:style-name="T15">&gt;</text:span></text:p><text:p text:style-name="P34"><text:span text:style-name="T17"><text:tab/></text:span><text:span text:style-name="T15">&lt;/</text:span><text:span text:style-name="T16">env-entry</text:span><text:span text:style-name="T15">&gt;</text:span></text:p><text:p text:style-name="P34"><text:span text:style-name="T15">&lt;/</text:span><text:span text:style-name="T16">web-app</text:span><text:span text:style-name="T15">&gt;</text:span></text:p></draw:text-box></draw:frame><text:soft-page-break/></text:p>
      <text:h text:style-name="P26" text:outline-level="1">Setting up grobid-core</text:h>
      <text:p text:style-name="P31"><text:span text:style-name="T7">Since grobid-core needs the 3</text:span><text:span text:style-name="T10">rd</text:span><text:span text:style-name="T7"> party program </text:span><text:span text:style-name="T11">pdftoxml</text:span><text:span text:style-name="T7">, which is not part of the grobid distribution to run, you have to tell the webapp, where to find this program.</text:span></text:p>
      <text:h text:style-name="P33" text:outline-level="2">Set pdftoxml <text:span text:style-name="T13">just for all applications</text:span></text:h>
      <text:p text:style-name="P29"><text:span text:style-name="T7">The easiest way to register that program for the grobid-core application is either to set an environment variable named </text:span><text:span text:style-name="T11">PDF2XML_HOME</text:span><text:span text:style-name="T7"> to the location of the program or to set the location just in the web.xml of the grobid-service.</text:span></text:p>
      <text:h text:style-name="P33" text:outline-level="2"><text:span text:style-name="T14">Set pdftoxml just for specific applications</text:span></text:h>
      <text:p text:style-name="P30"><text:span text:style-name="T7">For setting properties for just specific applications, you have to adopt the web deployment descriptor (web.xml) given in the .war file. Just add the following lines in the file</text:span></text:p>
      <text:p text:style-name="P29"><draw:frame text:anchor-type="paragraph" draw:z-index="2" draw:style-name="gr1" svg:width="16.987cm" svg:height="3.717cm" svg:x="0.019cm" svg:y="0.369cm"><draw:text-box><text:p text:style-name="P34"><text:span text:style-name="T15">&lt;</text:span><text:span text:style-name="T16">web-app</text:span><text:span text:style-name="T15">&gt;</text:span></text:p><text:p text:style-name="P34"><text:span text:style-name="T15"><text:tab/></text:span><text:span text:style-name="T15">...</text:span></text:p><text:p text:style-name="P34"><text:span text:style-name="T15"><text:tab/></text:span><text:span text:style-name="T15">&lt;</text:span><text:span text:style-name="T16">env-entry</text:span><text:span text:style-name="T15">&gt;</text:span></text:p><text:p text:style-name="P36"><text:span text:style-name="T17"><text:tab/></text:span><text:span text:style-name="T17"> <text:s/></text:span><text:span text:style-name="T15">&lt;</text:span><text:span text:style-name="T16">env-entry-name</text:span><text:span text:style-name="T15">&gt;</text:span><text:span text:style-name="T17">org.grobid.pdf2xml</text:span><text:span text:style-name="T15">&lt;/</text:span><text:span text:style-name="T16">env-entry-name</text:span><text:span text:style-name="T15">&gt;</text:span></text:p><text:p text:style-name="P36"><text:span text:style-name="T17"><text:tab/></text:span><text:span text:style-name="T17"> <text:s/></text:span><text:span text:style-name="T18">&lt;!-- Enter path to 3rd party program pdf2xml <text:s/>--&gt;</text:span></text:p><text:p text:style-name="P36"><text:span text:style-name="T17"><text:tab/></text:span><text:span text:style-name="T17"> <text:s/></text:span><text:span text:style-name="T15">&lt;</text:span><text:span text:style-name="T16">env-entry-value</text:span><text:span text:style-name="T15">&gt;</text:span><text:span text:style-name="T17">PDF_TO_XML_HOME</text:span><text:span text:style-name="T15">&lt;/</text:span><text:span text:style-name="T16">env-entry-value</text:span><text:span text:style-name="T15">&gt;</text:span></text:p><text:p text:style-name="P36"><text:span text:style-name="T17"><text:tab/></text:span><text:span text:style-name="T17"> <text:s/></text:span><text:span text:style-name="T15">&lt;</text:span><text:span text:style-name="T16">env-entry-type</text:span><text:span text:style-name="T15">&gt;</text:span><text:span text:style-name="T17">java.lang.String</text:span><text:span text:style-name="T15">&lt;/</text:span><text:span text:style-name="T16">env-entry-type</text:span><text:span text:style-name="T15">&gt;</text:span></text:p><text:p text:style-name="P36"><text:span text:style-name="T17"><text:tab/></text:span><text:span text:style-name="T15">&lt;/</text:span><text:span text:style-name="T16">env-entry</text:span><text:span text:style-name="T15">&gt;</text:span></text:p><text:p text:style-name="P34"><text:span text:style-name="T15">&lt;/</text:span><text:span text:style-name="T16">web-app</text:span><text:span text:style-name="T15">&gt;</text:span></text:p></draw:text-box></draw:frame><text:span text:style-name="T7"/></text:p>
      <text:h text:style-name="P25" text:outline-level="1">Customize grobid-service</text:h>
      <text:p text:style-name="P16"><text:span text:style-name="T6">You can customize the grobid-service by changing the properties in file</text:span><text:span text:style-name="T9"> </text:span><text:span text:style-name="T8">grobid_service.properties</text:span><text:span text:style-name="T6">. A list of all properties is given here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Name of property</text:p>
          </table:table-cell>
          <table:table-cell table:style-name="Tabelle1.B1" office:value-type="string">
            <text:p text:style-name="P3">Description</text:p>
          </table:table-cell>
        </table:table-row>
        <table:table-row>
          <table:table-cell table:style-name="Tabelle1.A2" office:value-type="string">
            <text:p text:style-name="P5">org.grobid.service.admin.pw</text:p>
          </table:table-cell>
          <table:table-cell table:style-name="Tabelle1.B2" office:value-type="string">
            <text:p text:style-name="P4">The password of the admin page of the grobid-service instance</text:p>
          </table:table-cell>
        </table:table-row>
      </table:table>
      <text:p text:style-name="P22"/>
      <text:h text:style-name="P24" text:outline-level="1">Use of grobid-service</text:h>
      <text:p text:style-name="Text_20_body"><text:span text:style-name="T6"><text:sequence-ref text:reference-format="category-and-value" text:ref-name="refTable0">Table 1</text:sequence-ref></text:span><text:span text:style-name="T6"> shows the provided resources corresponding to the HTTP verbs, to use the grobid-service. </text:span><text:soft-page-break/><text:span text:style-name="T6">Imagine, that GROBID_HOST is the host on which the service runs. A syntactic description as WADL file is available under GROBID_HOST/application.wadl. Note, that each resource is available under uri GROBID_HOME/grobid/. A path containing brackets like {} means, that the string inside the brackets determines a variable.</text:span></text:p>
      <text:p text:style-name="P21"><draw:frame draw:style-name="fr1" draw:name="Rahmen14" text:anchor-type="paragraph" svg:x="0.099cm" svg:y="0.258cm" svg:width="16.955cm" draw:z-index="0"><draw:text-box fo:min-height="5.57cm"><table:table table:name="Tabelle3" table:style-name="Tabelle3"><table:table-column table:style-name="Tabelle3.A"/><table:table-column table:style-name="Tabelle3.B"/><table:table-column table:style-name="Tabelle3.C"/><table:table-column table:style-name="Tabelle3.D"/><table:table-column table:style-name="Tabelle3.E"/><table:table-row><table:table-cell table:style-name="Tabelle3.A1" office:value-type="string"><text:p text:style-name="Table_20_Contents">uri</text:p></table:table-cell><table:table-cell table:style-name="Tabelle3.A1" office:value-type="string"><text:p text:style-name="Table_20_Contents">verb</text:p></table:table-cell><table:table-cell table:style-name="Tabelle3.A1" office:value-type="string"><text:p text:style-name="Table_20_Contents">request type</text:p></table:table-cell><table:table-cell table:style-name="Tabelle3.A1" office:value-type="string"><text:p text:style-name="P2">response type</text:p></table:table-cell><table:table-cell table:style-name="Tabelle3.E1" office:value-type="string"><text:p text:style-name="Table_20_Contents">description</text:p></table:table-cell></table:table-row><table:table-row><table:table-cell table:style-name="Tabelle3.A8" office:value-type="string"><text:p text:style-name="P18">GROBID_HOME/grobid/admin/{pw}</text:p></table:table-cell><table:table-cell table:style-name="Tabelle3.B8" office:value-type="string"><text:p text:style-name="P6">GET</text:p></table:table-cell><table:table-cell table:style-name="Tabelle3.C8" office:value-type="string"><text:p text:style-name="P8"><text:span text:style-name="T4">-</text:span> </text:p><text:p text:style-name="P6"/></table:table-cell><table:table-cell table:style-name="Tabelle3.D8" office:value-type="string"><text:p text:style-name="P8">text/html </text:p><text:p text:style-name="P6"/></table:table-cell><table:table-cell table:style-name="Tabelle3.E8" office:value-type="string"><text:p text:style-name="P6">Admin section of the grobid-service. </text:p></table:table-cell></table:table-row><table:table-row><table:table-cell table:style-name="Tabelle3.A8" office:value-type="string"><text:h text:style-name="P9" text:outline-level="5">GROBID_HOME/grobid/processHeaderDocument </text:h><text:p text:style-name="P17"/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multipart/form-data </text:h><text:p text:style-name="P8"/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Uploads the origin document which shall be extracted into TEI and extracts only the header data.</text:p></table:table-cell></table:table-row><table:table-row><table:table-cell table:style-name="Tabelle3.A8" office:value-type="string"><text:h text:style-name="P9" text:outline-level="5">GROBID_HOME/grobid/processFulltextDocument </text:h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multipart/form-data </text:h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Uploads the origin document which shall be extracted into TEI.</text:p></table:table-cell></table:table-row><table:table-row><table:table-cell table:style-name="Tabelle3.A8" office:value-type="string"><text:h text:style-name="P9" text:outline-level="5">GROBID_HOME/grobid/processDate </text:h><text:p text:style-name="P17"/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application/x-www-form-urlencoded </text:h><text:p text:style-name="P19"/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Parse a raw date and return the corresponding normalized date.</text:p></table:table-cell></table:table-row><table:table-row><table:table-cell table:style-name="Tabelle3.A8" office:value-type="string"><text:h text:style-name="P9" text:outline-level="5">GROBID_HOME/grobid/processHeaderNames</text:h><text:p text:style-name="P17"/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application/x-www-form-urlencoded </text:h><text:p text:style-name="P19"/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Parse a raw sequence of names from a header section and return the corresponding normalized authors.</text:p></table:table-cell></table:table-row><table:table-row><table:table-cell table:style-name="Tabelle3.A8" office:value-type="string"><text:h text:style-name="P9" text:outline-level="5">GROBID_HOME/grobid/processCitationNames </text:h><text:p text:style-name="P17"/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application/x-www-form-urlencoded </text:h><text:p text:style-name="P19"/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Parse a raw sequence of names from a header section and return the corresponding normalized authors.</text:p></table:table-cell></table:table-row><table:table-row><table:table-cell table:style-name="Tabelle3.A8" office:value-type="string"><text:h text:style-name="P9" text:outline-level="5">GROBID_HOME/grobid/processAffiliations </text:h><text:p text:style-name="P17"/></table:table-cell><table:table-cell table:style-name="Tabelle3.B8" office:value-type="string"><text:p text:style-name="P6">POST, PUT</text:p></table:table-cell><table:table-cell table:style-name="Tabelle3.C8" office:value-type="string"><text:h text:style-name="P11" text:outline-level="5">application/x-www-form-urlencoded </text:h><text:p text:style-name="P19"/></table:table-cell><table:table-cell table:style-name="Tabelle3.D8" office:value-type="string"><text:h text:style-name="P10" text:outline-level="5">application/xml +tei</text:h><text:p text:style-name="P6"/></table:table-cell><table:table-cell table:style-name="Tabelle3.E8" office:value-type="string"><text:p text:style-name="P7">Parse a raw sequence of affiliations and return the corresponding normalized affiliations with address.</text:p></table:table-cell></table:table-row></table:table><text:p text:style-name="P12">Table <text:sequence text:ref-name="refTable0" text:name="Table" text:formula="ooow:Table+1" style:num-format="1">1</text:sequence>: resources and verbs to access the grobid-servic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_28_user_29_" style:display-name="Table (user)" style:family="paragraph" style:parent-style-name="Caption"/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Zipser</meta:initial-creator>
    <meta:creation-date>2011-12-23T18:28:06.12</meta:creation-date>
    <dc:date>2012-07-06T19:20:32.23</dc:date>
    <meta:editing-duration>P5DT6H31M36S</meta:editing-duration>
    <meta:editing-cycles>8</meta:editing-cycles>
    <meta:generator>LibreOffice/3.5$Windows_x86 LibreOffice_project/281b639-6baa1d3-ef66a77-d866f25-f36d45f</meta:generator>
    <meta:document-statistic meta:table-count="2" meta:image-count="0" meta:object-count="0" meta:page-count="3" meta:paragraph-count="67" meta:word-count="639" meta:character-count="4567" meta:non-whitespace-character-count="3978"/>
  </office:meta>
</office:document-meta>
</file>